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ext_20_body">C’est un leitmotiv bien connu que le code autant que les données de recherche devraient être suffisamment docucmentées, non seulement pour ses collaborateurs/trices, mais aussi pour d’autres équipes ou même soi-même plus tard. Il convient d’être plus précis et d’indiquer ce qui doit en priorité être documenté et commenté.</text:p>
      <text:p text:style-name="Text_20_body">Ainsi, expliquer quelle fonction et quels arguments traitent tel ou tel jeu de données est très utile, mais il est souvent encore plus utile d’indiquer pourquoi cette fonction et ces arguments et pourquoi ont été choisis et pourquoi pas d’autres. Pour reprendre le terme avancé par Bert Hubert : quelle philosophie, partagée par les développeurs du code source préside à son développement.</text:p>
      <text:p text:style-name="Text_20_body">cela peut se faire dans un apparat ajouté au code, le plus connu est le fichier READ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
    <dc:description/>
    <dc:subject/>
    <meta:keyword/>
    <meta:initial-creator/>
    <dc:creator/>
    <meta:creation-date>2025-03-27T08:29:13Z</meta:creation-date>
    <dc:date>2025-03-27T08:29:13Z</dc:date>
  </office:meta>
</office:document-meta>
</file>